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っ！　あ・・・っ！　あ・・・っ！　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！　はぁ・・・！　は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途中の分かれ道を右へ左へと蛇行し、敵から
逃れるために決死の思いで走って来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功あってか、追走する死神たちをなんとか
振り切り、ようやく姿が見えなくなる場所まで
たどり着いたよう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彼らの足音はまだ響いており、いつ
ここまで追いつかれてしまってもおかし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運良く洞窟の出口に差し当たることを心の底
から切望しながら、少女は再び脚に力を込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ぅっ、あ・・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ぴゅ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表面張力のような状態でこらえ続けて
いたが、敵と距離を置くことができたという少し
ばかりの安堵が災いしたの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へ来てついに、我慢に我慢を重ねてお腹の
中に留めていたおしっこが、一瞬の孔のゆるみ
を狙って数滴噴き出し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目の粗い霧吹きのように股間から
勢い良くおしっこの粒が飛び出す感覚に襲われ、
我を忘れて前かがみにな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指という指に力を込めて、ゆるみかけた
出口をふさぎとめるのに必死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反応が良かったためか何とかギリギリで決壊
だけは先延ばしにしたものの、とうとう我慢
できずにおしっこが外に出てしまったという
現実が、彼女に絶望の一端を垣間見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もう、時間が無い。　本当に時間が
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留まっていては、敵に追いつかれるに
しろ、我慢の限界がやって来るにしろ、待って
いるのは彼女の下半身から流れ落ちる黄金の
ナイアガラ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何度目かの分かれ道であるが、冷静に
経路を考えている余裕など、とっくの昔に失われ
ている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彼女が選んだ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右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左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右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否、選んだと言うよりは、おちびりをこらえる
ために身をよじった際、偶然右の道が見えたと
いう程度の理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も言ったとおり、彼女には冷静に道筋を
考察する余裕など、まったく残されてはいない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反射的に、顔が向いた方向へと歩み
を進め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の足取りは、敵から逃走した時のそれ
と比べ、完全に失速しつつ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うぅっ、ぁ・・・・・・はぁ・・・・・・・っ　あ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う・・・・・・・・・・おしっこ・・・・・・・・・・・
・・・・・・・・・・・・でちゃ・・・・・・・・・・・う・・・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寄せては返していた尿意の波が、満潮のごとく
常に高位を保つようになり、たまらず立ち
止まってしまう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、全力で股間を締め付けなければ
ならない頻度と時間が徐々に多くなる一方で
あったが、ついにまったく力をゆるめることさえ
できなくなっ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なってしまうと、全神経をおしっこの孔に
集中させながら、ペンギンのようなすり足でしか
前に進め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はぁっ！　は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・・ぁ・・・・・ふぅ・・・・ふぅ・・・・ふ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んの少しでも再び尿意の波がひいてくれる
ことに期待をかけて、息を整え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うしてもこのまま満潮が続くようであれば、
いっそのこと、この場でしゃがんでおしっこをして
しまおうかと考えていたが、ここでついに恐れて
いた事態が彼女に忍び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の声
「オレはこっちを捜す！　お前はそっちの道
　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跡者がもうそこまで迫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刻も早くこの場を離れなければ、見つかって
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後に起こりうる悲劇は、たった一つ
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あらかじめ用意されていた運命に手を
引かれるかのように、彼女はペンギン歩行術で
よちよちと歩き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しゅっ！！　じょじょ・・・じょわ・・・じょろろ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んんんーーーー～～～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本日2度目の大量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から流れ出た幾筋もの雫は、まるでツタの
ように両ふとももにからみつき、彼女の必死の
歩みを止めようとしているかのよう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ちびりは、括約筋の緊張が排尿の圧力を
下回った瞬間に起こる、言わば尿意に対する
少女の敗北の証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なんとしてでもおしっこを出口から
出すまいと必死に我慢をしているのだが、
膀胱内は決して多次元空間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もかこれでもかと大量極まりない尿を
恐ろしい勢いで注水され続けた膀胱は、普段の
許容量をはるかに上回るおしっこの貯蔵を主
から命令され、ギリギリでそれに応え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想像を絶するほどのおしっこを限界の
限界まで溜め込まされ、今もなお新たなおしっこ
が詰め込まれ続けているのにもかかわらず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心待ちにしている主からの放水許可は、
依然として降りてこ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膀胱からの感極まった悲鳴なのか、
無理難題を要求し続ける主への小さな反逆
な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ずれにせよ、少女はこのおちびりで大きく
心をくじかれ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も、・・・・も・・・ぅ・・・・・だめ・・・・・・・・・・・
・・・・・・・・・逃げ・・・・・られ・・・・・・・・・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・・・・・・か、・・・隠れな・・・・・・・・きゃ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ううぅ・・・・・・・・・・く・・・・・・・は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ァ・・・ハァ・・・くそ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あと捜してないのはこっちの道と向こうの道
　だけ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どこに行きやがった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！　ふぅ・・・！　ふぅ・・・！　ふ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間一髪で岩の後ろに身を隠すことに成功した
少女は、正座のような姿勢で上半身を折り曲げ、
両手を股間に挟み込み、小動物のように浅く
短い呼吸を繰り返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なんとか一時的に追っ手の目をごまかす
ことはできたものの、まったく身動きが取れない
この状況は、少女が安堵するにはまだ早すぎる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追っ手が岩の裏を確認に来れば、言う
までもなく終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仮にそうでなかったとしても、この場でおしっこ
の我慢が限界を向かえ、滝のような放水音を
響かせてしまえば、すぐそこまで差し迫っている
追っ手に気付かれてしまうのは明ら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この場所を捜しに来ないという強運と、
溜まりに溜まったおしっこを追っ手が去るまで
我慢しきるという強力な意志と肉体の双方が
揃わなければ、悪夢を回避することは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前者については少女の努力でどうにかなる
ものではないが、後者は彼女の精神力、集中力
そして肉体の限界の果てに及ぶ持久力との
勝負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っ）</text:p>
          </table:table-cell>
          <table:table-cell table:style-name="ce0"/>
          <table:table-cell table:style-name="ce0"/>
          <table:table-cell table:style-name="ce0" office:value-type="string">
            <text:p>*hic*</text:p>
          </table:table-cell>
          <table:table-cell table:number-columns-repeated="1020"/>
        </table:table-row>
        <table:table-row>
          <table:table-cell table:style-name="ce0" office:value-type="string">
            <text:p>追っ手1
「このにお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・・・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間違いない、この近くだな・・・？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はっきりとは口にしなかったものの、彼が嗅ぎ
つけたのは自分が先程どうしても我慢できずに
ちびり出してしまったおしっこのにおいであった
ことを、少女は瞬時に理解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知られるだけでも恥ずかしくてたまらない尿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に加え、下腹部で煮詰まった熱々の
おしっこのにおいまで嗅がれてしまったことを
知り、少女の頬はさらに熱を帯び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耐え難い羞恥もさることながら、何より
問題なのは敵に自分がこのエリアに潜んでいる
ことを察知されてしまったこ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は間もなく、この岩陰を覗きに来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少女は、それに対してもはやどうする
ことも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絶望に打ち震える哀れな少女の姿に
対する神のささやかな慈悲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はまず、少女が隠れた場所とは反対の
岩陰を確認しに行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彼が注意力に欠ける死神であり、こちらの
岩陰の存在を見落としたまま去って行けば、
少女には最大の放尿チャンスが訪れる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がまん・・・・・っ、がまん・・・・・・・・っ
がまん・・・・・・っ、ぅ・・・・ぅ・・・・・・・・・・がま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が・・・・・・が、がま・・・・・・ん・・・・っ
うううぅぅ・・・・・・っ、うううぅぅぅぅ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これ以上ないほどの全力でおしっこの
孔に力を込め続けている少女。　ほんの一筋の
希望にすべてを懸け、その力を必死に保ち
続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わずか一瞬でも力が弱まってしまえば、どんな
に慌てて孔を締めたとしても再びおちびりを撒き
散らしてしまい、そのにおいを一層強めてしまう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手をすればそのまま力尽き、4つの下腹部に
溜まり極まった莫大な量のおしっこを怒涛の
ようにあふれさせ、嵐と見まがう轟音を洞窟に
響かせる結果とな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ちらにしても、その悲惨で無防備な様を敵に
さらし、嘲笑の果てに攻撃を刻ま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今は、一滴のおしっこさえ流さない
覚悟で、全身全霊、決死の我慢をしなければ
ならない時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！　はぁ・・・っ！　あ、う、ぅ・・・っ、ぁ
・・・・がまんっ！　がまんっ！　がまんっ！
がまんっ！　がまん・・・っ！　がまんん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っ！　がま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、ぁ、ぁ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ここで屈してしまっては後が無いことは
理解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は竜毒と紅茶の大量摂取の後から、
波状攻撃を蹴散らしている間も、挟み撃ちを
受けている間も、羞恥の告白を聞き流され
無慈悲な攻撃をかわしている間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今この瞬間、追跡者から身を隠し股間を
握りしめている間も、お腹に果てしなく溜まり
続ける壮絶な量のおしっこをずっとずっとずっと
我慢し続けてき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数分前からは出口の力を一瞬たりとも
抜くことが許されなくなり、最大限の力を常に
おしっこの孔に込め続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に物狂いの必死な我慢を長時間にわたって
続けていた少女の括約筋は、ついにその意志に
反し、物理的な限界に到達しようと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・・・・だめ・・・・・だめ・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・・・・ぅ・・・・・・・・でちゃう・・・・もう・・
・・・・もう、だ・・・・だめ・・・・・・っ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丸く大きく張り出した下腹部の下で、少女の
おしっこの孔がひくひくと震え、収縮と拡張を
細かく繰り返し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の底から下に伸びる尿道の中を、一瞬の
拡張ごとにおしっこが少しずつ少しずつ降りて
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決して長くはない、女の子の尿道。　次の瞬間に
黄金のしぶきが股間の縦すじから噴き出して
きても、不思議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おしっこが・・・・・・お、ぉしっこ・・・が・・・・、
で・・・・ちゃ・・・・・・・・・・・・・・・・ぅぅぅう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がまん・・・・・・・もう・・・・・で、で、
・・・・でき・・・・・・ない・・・・・・・よ・・ぉ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絶体絶命。　この状況にこれ以上ふさわしい
言葉がある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ここでもまた、少女に強運が訪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お嬢ちゃん・・・ここかな～？　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隠れた岩から、さらに離れていく追っ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を確認した少女は、瞬時に2つの選択を
迫られ、迷いに目を泳が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1つは、追跡者があきらめて去ることを願い、
このまま身を潜め続け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もう1つは、彼の見せた絶好の隙に
あやかり、この場を離れて再び逃走を図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死角に入った今なら、この岩陰から
飛び出しても見つかる恐れは低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まま東の通路へ進めば、追跡者たち
からさらに距離を稼ぐことが可能であり、あわ
よくば安全な物陰で待望のおしっこタイムを
心ゆくまで味わうこともでき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っ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もちろん言うまでもないが、それは今にも
あふれ出しそうなおしっこを、限界寸前の
括約筋で耐え切ることができれば、の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可能か不可能かで言えば、正直、限り
なく不可能に近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金魚鉢のように膨張した膀胱に溜め込まれた
恐ろしい量のおしっこは、括約筋の脱力は
おろか、少しの痙攣さえも決して見逃しては
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鉄アレイのようにずっしりと重くなった膀胱を
下腹部に抱えた彼女には、立ち上がるわずかな
体の傾きや振動でさえ、十分にとどめの一撃を
果た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不意の決壊を恐れてこの場に留まる
ことを選択した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死角にいるとは言え、すでに追跡者は
少女が秘密の孔から我慢できずほとばしらせて
しまった新鮮なおしっこのにおいを嗅ぎ、この
近くに潜んでいることを確信し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遠くない未来、この場で小さく丸くなり、股間を
わし掴みにして震えている姿が発見されてしまう
のは間違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ここまで思考をめぐらせたのかどうかは
定かではないが、ついに少女は立ち上がる覚悟
を決め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ふぅっ・・・・ふぅっ・・・ふぅっ・・・ふぅっ・・・
・・・・・・・・・・・・すうぅぅ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ふううぅぅぅぅぅ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腹部にほんの少しの刺激も及ばないよう
慎重に慎重にタイミングを見計らい、前のめりに
なりながらも、ゆっくりと腰を上げ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っしゅううぅぅっ！！　じゅじゅじゅじ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んっ、ぁ・・・・・ぐ・・・・ぅ・・うぁ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体の全ての力をもってしても、もはや
尿道をふさぎ続けることが難しい状態の彼女は、
案の定3度目の敗北を喫し、嗚咽を抑えるのも
やっ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少女がどんなに股間を締め付け、
中指を縦すじの間にねじ込ませて押さえつけて
も、今度はその流れが止まって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、ぴゅ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・・・しょしょしょ・・・っ、ひくひくひひくっ、
　ぷっしゅうう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孔の痙攣に合わせ、電波の悪いラジオ音声の
ように噴出を繰り返す熱水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・・・だ、だめ・・・・この・・・・まま、じゃ・・・
・・もぅ・・・・・・・・・・・で・・・・・・でちゃう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だめだ。　ついに限界領域に片足を突っ込ん
だ少女は、おしっこの噴出を止めることを諦め、
このままおちびりを続けながら一気に東の
通路へ駆け抜けることを決意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神の慈悲は単なる気まぐれだったのか、
はたまたこれは神にさえ予測不可能であった
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新たに駆けつけた追っ手に鉢合わせる形で、
少女はあっけなく発見さ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っ！！！　見つけたぞこいつ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ぁぁああぁ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驚きのあまり、きゅっと締まり直した女の子の孔
のおかげで滴り続けていたおちびりが止まった
ものの、シナリオはこれ以上無いほど最悪の
方向へ向かって加速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なぁんだ、そっちにいたのか！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わわ・・・・・あわわわあぁ・・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完全に意表を突かれ、普段の彼女からは
想像もできないような、すっとんきょうな声を
あげる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逃走も潜伏も不可能になってしまった
のであるから、無理も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最後の希望をへし折られ、ふらつきながらも
追っ手から距離を取ろうと必死にもがき、
少女は岩陰の向こう側へ歩き、最後の抵抗を
試み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の瞳に映ったのは無機質に立ち
ふさがる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に思考力を失った彼女でも、これが
何を意味するかは間違いよう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・・ぁ・・・・・・・・・・・・ぁ・・・ぁ、ぁ、・・・・・・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度こそ、逃れようのない絶望が彼女を捉え
そのまま押しつぶそうとし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ここにいるのが数十分前の彼女であれば、
後ろから迫り来る追っ手も、目の前に立ち
ふさがる岩の壁も、ふりかかる絶望ごと木っ端
微塵に打ち砕くことができた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下腹部にある小さな袋におしっこが
いっぱい詰まっている、たったそれだけのことで
少女は降りかかる災難をただの一つも払えない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クク・・・あれあれぇ？　もう逃げないのかな
　お嬢ち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れか、さっきみたいにオレたちへご自慢の
　神速攻撃を叩き込んでもいいんだ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ほらほら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ぅ・・・・・・ぅ・・・・・・・・・・ぅぅうっ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不敵な笑みを浮かべながら迫る死神たちを
前に、もはやどうすることもできずに壁を背に
す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尿意はすでに限界のはるか天井を突き破り、
まるで全身が尿で満たされたような錯覚に
見舞われ、呼吸すらまま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疲弊しきった括約筋を最後に支えているのは、
男性に自分のおしっこを見られたくないという、
芽生えたばかりの初々しい羞恥心で固められた
“我慢の鎖”一本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羞恥心と釣り合う形でバランスを
保ってきた生理的欲求がずっしりと肥大化し、
いたいけな少女に最後の恥を強要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ぉ、ぉ・・・おね、がい・・・・・・・・・おねがい・・
・・・だか、ら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・・・・・・おしっこ・・・・・/////
さ、させ・・・て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ぅ・・・・・・・が・・・・がまん・・・で、で・・・・
でき・・・・ない、の・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ねぇ・・・・・おねがい・・・・・・・・も・・・・・・・
・・・もれ・・・・・・ちゃうよぉ・・・・ぉぉ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無駄であることは、人を疑わない彼女
にもおそらく分かっていたの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我慢に我慢を重ねた結果、もはやどう
あがいても噴出を止められなくなった自身の
熱い熱いおしっこを、異性の目にさらし、におい
を嗅がれ、轟く奔流の音を聞かれてしまうの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拷問よりも耐え難い苦痛であるに違い
なかった。　そしてそれを今まさに肌で感じて
いる少女は、例え望みがゼロであったとしても、
放尿の懇願をせずにはいられ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至極当然のように、その懇願は
最初からヒビの入っていたビー玉のごとく粉砕
され、塵と消え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ハハ！　そんなにおちっこがしたいの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、いいよ！　ここでお尻を出して思う存分
　おちっこしてごら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ちゃんと見ててあげるからね！　アハハ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ぁ・・・・・・・・・・・・・・・・・・・・・・・・・・・・
・・・・・・・・・・・・・・・・・・・・・・・・・・・ぁ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・・・ぁ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に至るまで、いくつもの希望と絶望を繰り
返し、そのうねりに揉まれ続けてきた死神界
最強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元気いっぱいの代謝と大量の水分により、
次から次へと膀胱へおしっこが注ぎ込まれる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初めて目覚めた女の子の羞恥心と
慣れない生理現象の我慢に翻弄されながらも、
必死に必死に尿意をこらえ、辛抱し、限界を
先延ばしにしてきた彼女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少女をひたすら支え続けてきた、一本の
“我慢の鎖”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全方面から叩き付けられた無慈悲な絶望に
より、“我慢の縄”へ、“我慢の糸”へと瞬く間に
強度を失い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刹那、そのか細い糸は、実にあっけなく
プツリと切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ぶ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どどどどどどどどどどどどばばばばばばば
ばばばばばばばばばあああぁぁあああぁぁぁぁ
あああぁぁぁぁーーーーーーーー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ぁぁぁぁあああああっ////////////
ぁ、ぁ、はあぁぁぁぁぁぁぁあぁああ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し前に、誇張表現として用いた“黄金の
ナイアガラ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そらく、どのような人物でも、目の前に
広がっているこの光景を目の当たりにすれば、
口を揃えてそう比喩す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いったい誰が、この壮大な画（え）に対し
嫌悪や侮蔑の念を抱く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体の中心に隠された熱い熱い源泉から
延々と解き放たれる、まばゆいばかりの雨景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壮観とも言える絶景は、芸術的、あるいは
幻想的とも表現し得る眺め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全てがこの時のためであったかの
ように、我慢して我慢して我慢し続けた呆れる程
大量のおしっこを、ありったけ床にぶちまけた
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とろけるほど気持ち良い開放感に全身を
包みこまれ、完全に思考停止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辺りは数分前と一変し、まるで温泉でも湧き
出したかと見まがうほどに、気温と湿度が急激
に上昇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対する追っ手の二人組みもまた、壮大な黄金の
ナイアガラから始まり、その果てに出現した
エデンの海を前にして、完全に度肝を抜かれ
放心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あるとは言え、この小さなお腹のどこに
これだけ大量の熱水が蓄えられていた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夢の中で奇術でも見せられているかの
ような錯覚に陥ってしまうほど、尋常ならぬ膨大
な量のおしっこが水面を揺らし、冷めぬ輝きを
放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こ、これ・・・・・・・・・・・・・・すげぇ・・・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ああ・・・・・マジ・・・・・・・ハンパねぇ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カ・・・・・カメラ・・・・・・・・持ってる・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ごめん・・・・・・・・・持ってない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だよな・・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・・・・でも・・・・・・・・空き瓶なら・・・あ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それじゃ・・・・・・記念にちょっと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・・・・・そうだな・・・・・・・・記念に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だ・・・・・・・・だめ・・・・・・・・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そっか・・・・・・だめ、か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って！！　ああああ！！！　しまったああああ
　ああああぁぁぁ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つの間にやら我に返っていた死神の少女に
気が付き、彼らは絶対に逃してはならない攻撃
チャンスを棒に振ってしまったことを悟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や彼女の膀胱は、すっきり空っぽ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スカートの裾と脚が濡れていること以外、その
怪物のような実力を発揮するのに何の支障も
無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っっっっ///////////////////
//////////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ひ・・・・・・・・ひいいいいいぃぃぃぃ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待て！！　は、は、話せば分かる！！！！
　だから落ち着いて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ええと、ええと・・・・・・・っ、あ、そうだ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こ、こ、今度はちゃんとしたごちそうを用意する
　から！！！　ホラ、最初から晩餐会を仕切り
　直そう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ね！？　ね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死神の・・・・・・・晩餐会は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・
・・・・・・・・・・・・・・・・・・・・・・・・・・・・・・・・・・・・・・・
・・・・・・・食うか・・・・・・・食われるか・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二人組
「いやああああああああぁぁぁぁぁぁああぁぁぁぁ
あああああああぁぁぁああああああ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後、夜が明ける頃には無数の死神たちが
満身創痍で洞窟じゅうに横たわっていたことは、
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左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直前の分かれ道を右に進んできたので、今度は
左。　ダンゴ虫レベルの理由であるが、完全に
頭がおしっこのことでいっぱいいっぱいの彼女
には無理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思考だけでなく、格好や歩みまでダンゴ虫の
ようになりながら、少女は左の通路をゆっくり
進み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おしっこ・・・・・・・・・・したい・・・・・・・・っ
・・・・はやく・・・・・・・・・・どこかで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ぁ・・・・・・・・・・・・・うう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歩一歩足を踏み出すごとに、体の中心で
ぶるん、ぶるんと揺れる膨張した膀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つて感じたことのないその感覚に、股間から
右手を離し、おそるおそる下腹部をそっとなで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な・・・・・・・・・なに・・・・・・・・・・・・・・
・・・・・・・・・・・・・これ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ゴム風船のような感触を想定していた彼女は、
その予想すらしなかった下腹部の感触に驚きを
隠せ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はほとんど弾力などなく、まるで硬く張り
詰めきった巨大なバスケットボールのような
モノが自身のお腹に埋ま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もそのはず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竜毒を摂取してからそろそろ1時間が経とうと
しているが、いまだに彼女の活発な代謝は
唸りを上げ、大量に飲み干した紅茶の水分を
怒涛のように膀胱へと流し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総量と圧力はもはや計り知れず、股間から
ひとたび噴出しようものなら、消防車の放水と
見まがうほどの爆尿をほとばしらせ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括約筋こそ平均的な強度であるものの、身体
能力のほとんどが規格外の彼女は、膀胱の
柔軟性も例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まで莫大な質量の熱水をその華奢な
体の内部に留め続けることができたのも、
しなやかに大きく膨らむことができた膀胱の
おかげ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れが裏目に出たと言うべきであろうか、
結果として少女の抱える尿意は常人の持ち得る
それをはるかに上回る悪魔のような重圧と化し、
今この時もなお、尿道に猛攻を加え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んんん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・・・じょわあぁ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先ほどの漏水が言葉どおり呼び水となった
のか、早くも2度目のおちびりをおかわりして
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ふとももを伝う敗北の雫は、未だ膀胱内に
留まるおしっこの本陣に対し、まるで先導でも
しているかのように湯気の旗を掲げ少女の脚を
すべり落ち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わずかな排尿でさえ、強烈な排泄の
快感となって酷使し続けてきた括約筋に
さらなる弛緩を誘惑す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びれるような気持ち良さに女の子の孔を
くすぐられ、ほんの一瞬、すべてを諦めて快楽
に身をゆだねたい衝動に駆られた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持ち前の反射神経を発揮して間一髪、
その天使のささやきを払拭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はぁ・・・・・はぁ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が・・・・・がまん・・・・・・・・・・・・・・・・・・・
・・・・・・・・・・・・・・・・・・・・・しな・・・きゃ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姿は見えないとは言え、未だに追っ手たちの
足音は洞窟に響い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こんなところで我慢の限界を迎え、4つの
体から大音量で流れるおしっこLIVEを開いて
しまおうものな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瞬く間にギャラリーをおびき寄せ、嘲笑という
名の歓声を浴びせられた末に、最後は少女
自身の断末魔のアンコールが沸き起こるで
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悪夢のような未来を少女が回避する
ためには、限界ギリギリの股間に最大限の力を
込め続けながら、一刻も早く歩みを再開し、
追跡を完全に振り切る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ころが、少女は足を踏み出すどころか、その
場で腰をくねらせ、浅い呼吸を繰り返すばかり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ぅぅうっ、ぅ・・・・・・・・・・・・・・はぁ・・・・・・っ
・・・・・・・・ぁ・・・・・・・・っ・・・・・・・・あぁ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ううぅぅぅっ！　しゅうう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少女の意志とは無関係だとでも言いたい
ように、彼女のおしっこの孔は、先ほどから
おちびりの大奮発を重ね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度も言うようだが、この少女が体内に我慢して
いるおしっこの量は、彼女の柔らかな下腹部を
外側へ大きくはみ出させ、その弾力を失う程に
莫大な質量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恐ろしいことに、今この瞬間も、限界を
訴え悲鳴を上げる膀胱の中に無理やり新鮮な
おしっこが続々と流れ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かにこの少女の身体能力が優秀でも、そんな
一切逃げ場のない責め苦を耐え続けることなど
不可能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るところ、少女はいよいよおしっこを我慢
できなくなってき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から逃げなければ何をされるか分からない
この状況でさえ、彼女はその歩みを進める事が
できないほど、切羽詰まってしまっている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ど、・・・・どう・・・しよう・・・・・・・・・・・・・・っ
・・・・・・・・・・でちゃ・・・・・・・・・・・・・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でちゃう・・・・・・でちゃう・・よ・・・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おしっこができない状況があと少し
続けば、彼女はどうしても我慢できなくなって
漏らし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絶体絶命のピンチの中、ついに追っ手の
荒々しい足音が彼女のいる通路へと近づいて
来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タッタッタッタッタッタッタ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・・・・・・だめ・・・・・・・・隠れな・・・きゃ・・・
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壮絶な尿意に思考力の大半を奪われている
彼女であったが、今の自分では到底追っ手から
逃げることなど不可能であることを瞬時に理解
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身に迫る最悪の結末を少しでも先延ばしにする
ために、彼女は残るわずかな力を振り絞って
近くの岩陰へと退避を試み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ハァ・・・ハァ・・・くそ・・・逃げ足の・・・速い
　小娘め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目を皿のようにして辺りを見回す追っ手の死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様子を隠れた岩の隙間から覗いた少女は、
小さな体をさらに縮こまらせて下半身を震わ
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距離であれば、多少の物音程度では
気付かれ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下腹部に満タンのおしっこ袋をしまい
込んだまま、出口をきつくきつく締め上げている
少女は、万が一にもこちらの存在を探知されて
しまえば命取り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呼吸を押し殺すようにうつむき、両手で股間に
ある女の子の小さな孔を力いっぱいふさぎ
ながら、もはや限界の一歩手前まで差し迫る
尿意を必死に必死に我慢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そんな全身全霊の我慢を試みている
のにもかかわらず、彼女は先ほど、数回に
わたるおちびりをさらしてしまっ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どんなに意志を厚く重ねようが、留まる
所を知らない尿意はその意志の壁に軽々と穴を
うがち、内側に溜まりに溜まった欲望の熱水を
怒涛の勢いで噴き出そうと渦巻い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ここで・・・・・だ、だしちゃ・・・・・・・・・・・・・・
・・・・・・・・ダメ・・・・・・・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がまん・・・・・・・・・・・・っ、ぜったい・・・・
・・・がまん・・・・・・・がま・・・ん・・・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に溜まったおしっこを我慢するためには、
当然、その圧力を上回る力で尿道を締め上げ
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我慢の相手は液体であるがゆえ、
ほんの一瞬でも尿の圧力を下回れば、その
中身が噴きこぼ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り少女は、膨大な量のおしっこによって
巨大に膨らみきったパンパンの膀胱から繰り
出される壮絶な尿の重圧に、たった1秒でさえ
負けることは許されない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少女の股間を必死に締め上げている
括約筋はその名のとおり筋肉であり、力を込め
続けた筋肉は、疲労して力を失う瞬間が必ず
やっ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優秀な肉体スペックを誇る彼女でも
同じことであり、瞬発力と持久力に優れた良質
な筋肉を持つ彼女でさえ、延々と最大の力を
発揮し続けることはでき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慢しなくてはならないのに、我慢が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の下半身では、その膀胱が、その括約筋
が、いよいよ本気で悲鳴を上げ始め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あ、ぁ・・・・・ぁ・・・・・っ、ぁ、ぁ、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だめ・・・・・・でちゃい・・・そう・・・・っ///////
どう・・しよう・・・・・・・どうし、よ・・・ぅ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弱りきった少女の孔を、まるで弱い者
いじめでもするかのように、さらなる熾烈な
尿意がこじ開けようと押し寄せ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よそ1時間にも及ぶ限界ギリギリのおしっこ
我慢によって、もはや括約筋は痙攣を起こす
寸前にまで疲労し、助けてくれと主に訴え
か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それを許さないのは、彼女のすぐ近く
まで迫っている追跡者と、彼らに自分の恥ずか
しいおしっこをどうしても見られたくないという、
少女のいじらしくも可憐な恥じらい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肉体的な限界を精神力が凌駕することは
絶対に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は、限界ゆえに限界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もう、おしっこがしたくてしたくて、それを
我慢することが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死に物狂いで壮絶な我慢をしてきた
少女は、ついにその意思を“我慢しなきゃ”から
“我慢できない”に塗り替え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、・・・・もぅ・・・・もぅだめ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したい・・・・がまん・・・・・
で、できない・・・っ！　・・・・・・ぉしっこ・・・・・っ
おしっこが・・・したいよぉ・・・・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膨大な量のおしっこに股間をいじめられ続け、
ついにその暴力的な尿意に心を砕かれて
しまった死神の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普段の鉄仮面のような顔からは想像もできない
ような狼狽を上げ、お尻をひくひくと震わ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、見つかってしまっても構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しゃぶりのような放尿音を聞かれ、丸出しの
お尻を覗かれ、その谷間の中心にある女の子
の恥ずかしい孔からジェット水流のように放た
れるおしっこを見られてしまったとして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でもいいから、もうおしっこがしたくて
したくてたまらない。　どうしても、どうしても
我慢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に生理的欲求に完全敗北を喫した彼女は、
この場でおしっこをすることを余儀なくされたの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しかた・・・・・ない・・・・・・もん・・・・・・っ
・・・もう・・・がまん・・・・・・・できない・・・・・・・・
・・・もん・・・・・・・・・・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に挟んでいた両手を抜き去り、スカートの
裾をまくり上げ、少女はおしっこの準備を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ぷるんと後ろへと突き出したお尻と両脚の間は、
汗とおちびりがもたらす湯気をまとい、細かく
ぶるぶると震え、その時が近いことを暗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犬のお座りのような格好だが、いつでも
股間から黄金の熱水を解き放てる姿勢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この期に及んで、少女の心の片隅に残る
根強い羞恥心が、最後のブレーキを緩めようと
し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を誰にも責めることはできない。　いかに
少女が魔界最強、死神の頂点に立つ生きた
伝説であっても、彼女は年頃の女の子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ここでおしっこをすれば十中八九、すぐそこ
にいる追っ手の男に、自分が我慢できなかった
熱々の大量おしっこを存分に楽しまれてしまう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、全身が沸騰するほどの耐え難い恥ず
かしさを思い描き、今日何度目になるか分から
ない葛藤にさいなまれて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ったく何の解決にもならないと分かって
いながら、彼女はおしっこポーズのまま辺りを
きょろきょろと見回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時、追い詰められて回路が焼け付く少女に
手を差し伸べるがごとく、奇跡のビジョンが舞い
降り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発見したのは、自身が隠れている岩より
奥にある狭い袋小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行き止まりではあるが、追っ手が張っている
通路からは、この隠れ場所よりもさらに遠い
位置に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ほとんどその案を吟味する間もなく、
衝動に近い形で少女は4つの体のうち3体を
その場に残し、1つの体をその袋小路へと
進ま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少女の持つ4つの体がすべて同時に
放尿を貪り、それぞれに溜まり極まった尿を
一気に放出してしまえ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地響きすら伴うほどの爆音のハーモニーを
奏でてしまい、それは確実に追っ手の耳に
届い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あの通路の端っこまで離れ、1体ずつ
順番に、できるだけささやかに放尿を済ませる
ことができた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に気付かれることなく、この地獄のような
責め苦から解き放たれるかもしれないと思った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アイディアが頭に浮かんだ瞬間、もう
彼女は安全な放尿への期待のとりことなり、
居ても立ってもいられず即実行に移し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うまく行けば、追っ手の目を欺きつつ、放尿の
快楽を思う存分に味わい、我慢に我慢を重ねた
欲求を残らず吐き出すことができるかもしれ
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3つの体で追っ手の様子を見守りながら、
最初にすっきりさせることになる体を通路の奥
にしゃがませ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長時間の壮絶な我慢によってすっかり
桜色に染まった女の子の秘密の出口をさらけ
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次に、本来ならば段階的に尿道を
緩め、水流を最小限に留めながら慎重に慎重
に放水を試みるべきであった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あるいは、彼女にしてみれば、これが可能な
限り慎重に排泄を実行したつもりだったのかも
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もはやいつ決壊してもおかしくない程に
膨張に膨張を重ねた大瀑布の源泉は、そんな
なけなしの配慮さえも軽く押し潰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次の瞬間、それが少女の小さな孔から出ている
とは信じられないほどの勢いで、熱く直情的な
欲望の熱湯をほとばしら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ぶっしゃあああああああぁぁぁぁぁあぁあぁあ
あああああああぁぁぁぁーーーーーーーーー
ーーーーーーーーーーーーっ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、ぁ、ぁ・・・・・ぁぁあああああっ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勢いはもはや、“おしっこをする”と言うより
“おしっこを撃つ”と表現すべき代物であ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まで敵に発見されることを懸念していた
恥じらいある少女など想像すらできないほど、
快楽に塗りつぶされた濃厚な“おしっこ”で
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生まれて初めて経験する拷問のような生理
現象の我慢から一転し、今度は途方も無い程の
快感の衝撃に下半身を打ちぬか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そのあまりの気持ち良さに体中の力を
弛緩させようとした、その時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んんんっ！！　は、ぁ、ぁああ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死角から突然伸びてきた腕に股間を
わし掴みにされたかのような鋭い苦痛に、
少女は再び全身から冷や汗を吹き出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冷静に考えればこれは当然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の体のうち、快楽のごほうびが与えられて
いるのはたった1体のみであり、残りの3体の
中心には、未だ煮えくり返る熱湯が限界寸前
まで溜め込まれ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体の感覚を共有している死神少女は、とろけ
そうな放尿感と暴力的な生理欲求の、相反する
双璧から同時に股間を責め立てら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と苦痛の狭間で頭の中をもみくちゃに
さ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々普通の人間には想像することも難しい
感覚であるが、これは少女に対しても生まれて
初めて味わう耐え難い混濁をもたら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ぁぁぁあああ、ぁぁあああっ、あ！　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・・に・・・・・・こ・・・・・・・・れ・・・・・・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体がおしっこを漏らしてしまわないよう、
全身全霊で尿道を締め上げ続けているのに、
筆舌に尽くしがたいほどの気持ち良さが、その
尿道内を駆け抜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思いっきり握っている手を、別の手で
無理やり開かれそうになっているようなイメージ
であり、しかも、その開こうとしている手の感触が
気持ち良くてたまら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天国と地獄を無理やり同時に味わうはめ
になり、限りなく限界に近い状態の我慢を
強いられている3つの体が、これに耐えられる
はず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じゅ・・・・っ！　ぷぴゅ！　しゅっ！）
（ぶしゅうっ！！　しょわ・・・じょじょじょじょっ！）
（しゅうううぅぅ！　じわ・・・ぷしゅ・・・ぷしょ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、ぁ・・・あん・・・っ！！　いや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だめ・・・・・も・・・・がま・・・ん・・・・・・
・・で・・き・・・・・・・・な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股間が同時に悲鳴を上げ、放尿懇願の
涙を噴き上げ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ねてよりおしっこを出したくて出したくて
仕方ない少女の下腹部は、まるでトイレの順番
を争うかのごとく、我先にと限界の証を主に見せ
つ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脅迫にも似た切望と生理現象の甘い快楽
の誘惑に抗いきれなくなった少女は、それらを
どうにもこらえることができなくなっ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あぁぁ・・・・・っ、き・・・・・・・・・・・・・・・・・・・
・・・・きもち・・・・・・・・・・・・ぃぃ♪・・・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、まだ1体目がおしっこを続けているにも
関わらず、早くも2体目を快楽の園に向かわせて
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溜まりに溜まった下半身の欲求を
思う存分解き放ち、対面するもう1つの体と共に、
その高圧水流で足元の岩盤をみるみる削って
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手を差し出そうものなら、たちまちに
火傷を負ってしまいそうなほど、熱くたくましい
極太のおしっこ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快感は膀胱をくすぐり、尿道を震わせ、
女の子のかわいらしい放出口をしびれさせ、
少女はたまらず熱い吐息を漏ら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して肉体の半分が快楽の海に溺れる中、
いよいよ追い詰められたのは残る2つの体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んんんうううぅぅぅ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もち・・・・・・・・いい、のに・・・・・・・・っ！
・・・・・・・・・つ・・・・・・・つらい・・・・・よぉ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おしっこ・・・・・・・・してるのに・・・・・・
・・・お、おしっこが・・・・・・・・・・・・・・・・・・・・・・・・
・・・・・・・・・・・したい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ぅぅううううううぅぅぅ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の2体と苦痛の2体。　単純に捉えれば
両者は拮抗しているかのように見える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っともっと貪り味わいたい快楽に対して、
一刻も早く逃れて解放されたい苦痛とでは、
意識がどちらに傾くかは火を見るより明らか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いくら離れた場所とは言え、これ以上
放尿量を増やしてしまえば、その音は無視
できないレベルに達し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うなれば、すぐそこに迫る追っ手の耳に
たちまち届き、あきれるほど大量のおしっこを
欲望のままに噴き出し続ける滑稽な寸劇を
目に焼き付けられ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せっかく最後の望みを掛けた一世一代の大博打
に出ているのだ。　ここまで来て勝利を逃す
だけでなく、恥ずかしくて耐え難い姿を見られて
しまうなど、どうあっても避け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必死の思いで踏みとどまる少女に対し、
業を煮やした2つの下半身がひときわ強烈な
催促を叩きつ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ろろろろろろろろろろおおおぉぉっ！！！）
（ぷっしゅうううううううううううううぅぅ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ぁぁああっ！！　あ、あ、ぁ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はや、ほとんどお漏らしに近い特大の
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その流れは、慌てふためいて力いっぱい
股間を握りしめる少女を完全無視し、勢いを
徐々に強めて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では、制御を失って暴走する尿意に
より、押さえる手の隙間をぬって凄まじい威力の
おしっこが噴き出し、地面を直撃す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渾身のおしっこドラムが鳴り響いてしまえ
ば、彼女は最悪の結末を回避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より、執拗に繰り返される甘い快感の誘惑に
下半身をさいなまれ続けた少女は、もう我慢の
苦痛から逃れたくて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彼女はつい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、も・・・・・・・もぉ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む・・・・・・・・・・・・・り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放尿の快楽に身も心も押し流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女の子の“おしっこ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日常行為であるにも関わらず、決して
誰の目に触れることなく、壁で隔て、音やにおい
を遮断し、その全てが最初から無かったことの
ように秘密のまま終始する、乙女の秘め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の瞬間、それらの隠蔽の全てを封じ
られた少女は、本来なら絶対にこらえなければ
ならない羞恥の濁流をどうにも我慢することが
できなくな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ありったけのおしっこを“野ション”によって
地面へ叩きつ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ぁぁぁぁぁぁぁぁあああああああっ♪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きもちいい・・・・・きもちいいいぃ・・・・・・・・・
・・・・・・・ぉ、・・・おしっこ・・・・・・・・・・・・・・・・・っ
・・きもち、いいいぃぃ・・・・・・・っ♪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の限界までおしっこを我慢していた少女は、
数秒前まで彼女を束縛していた羞恥心や敵
への警戒心を全て忘れ、貪欲に、本能のまま
に、股間を揺るがす放尿の快楽を味わ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快感の波を体の隅々まで浸透させる
かのように、全ての力を弛緩させ、そのあまりの
気持ち良さに性的興奮さえ覚えてしまった少女
は、熱く悩ましい吐息と共に顔をとろけ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ん？　この水音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あいつの小便の音・・・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・・・にしてはデカすぎるな。　たぶん雨でも
　降ってきたん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だめだ、こっちにはどこにも居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っちはどうだ？　・・・って、何だこの音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雨だろうよ。　けっこう曇ってたし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いや、あっちは確か行き止まりだったはず
　だぜ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外の音がこんなにハッキリ聞こえて来る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、な、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んじゃこりゃああぁぁぁぁぁああっ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・・・・ぁ・・・・ぁ、ぁ、・・・や・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だけの大音量を響かせ続けていたのだ。
少女は、もっと早くこの結末を予測し、覚悟を
固めておくべき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が、股間から脳天へと突き抜ける途方も無い
快感に酔いしれ、現実の向こう側へと放心して
いた少女は、突然の来訪者に虚を突かれて
目を白黒さ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対する追っ手の二人組みもまた、その
予想だにしなかった黄金郷の迫力に圧倒され、
意識のすべてを煌くおしっこの海へと持って
行か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・・・・・・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2分、いや、3分かそれ以上の膨大な時間を
費やし、少女の膀胱はようやくその中身を全て
吐き出し、元の女の子らしいサイズに戻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て、少女の長く激しい放尿が終わった今も、
彼らは目の前に広がる羞恥の泉をクローズ
アップし続けてお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かげで絶対に逃してはならない最大の攻撃
チャンスを棒に振ってしまったことに、未だに
気付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ようやく我に返った彼らの目に最初に
飛び込んで来た光景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怒りと恥ずかしさからトマトのように顔を真っ赤
に染めつつ、修羅がごとく猛撃を打ち込まんと
飛び掛かって来る死神少女の姿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後、彼女は洞窟の隅々まで駆け巡り、目に
映ったすべての死神たちを完膚なきまでに叩き
のめし、その絶叫を轟かせ続けた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、少女が受けた屈辱と芽生えたての羞恥心
が鎮まり切るまで、彼らの夜は明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1+02:00</meta:creation-date>
    <dc:date>2020-05-24T15:07:4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